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3016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3.0602in"/>
    </style:style>
    <style:style style:name="co7" style:family="table-column">
      <style:table-column-properties fo:break-before="auto" style:column-width="1.7492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0.9634in"/>
    </style:style>
    <style:style style:name="co10" style:family="table-column">
      <style:table-column-properties fo:break-before="auto" style:column-width="1.8154in"/>
    </style:style>
    <style:style style:name="co11" style:family="table-column">
      <style:table-column-properties fo:break-before="auto" style:column-width="2.0228in"/>
    </style:style>
    <style:style style:name="co12" style:family="table-column">
      <style:table-column-properties fo:break-before="auto" style:column-width="1.989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3.148in"/>
    </style:style>
    <style:style style:name="co15" style:family="table-column">
      <style:table-column-properties fo:break-before="auto" style:column-width="1.5965in"/>
    </style:style>
    <style:style style:name="co16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office:value-type="string">
            <text:p>WINDOW_SIZE</text:p>
          </table:table-cell>
          <table:table-cell office:value-type="string">
            <text:p>WRIT_BUFF_SIZE</text:p>
          </table:table-cell>
          <table:table-cell office:value-type="string">
            <text:p>Media</text:p>
          </table:table-cell>
          <table:table-cell office:value-type="string">
            <text:p>Average File Size</text:p>
          </table:table-cell>
          <table:table-cell office:value-type="string">
            <text:p>Total Size</text:p>
          </table:table-cell>
          <table:table-cell office:value-type="string">
            <text:p>Encode Time</text:p>
          </table:table-cell>
          <table:table-cell office:value-type="string">
            <text:p>Average Encode File Size</text:p>
          </table:table-cell>
          <table:table-cell office:value-type="string">
            <text:p>Total Encode Size</text:p>
          </table:table-cell>
          <table:table-cell office:value-type="string">
            <text:p>Tagging Time</text:p>
          </table:table-cell>
          <table:table-cell office:value-type="string">
            <text:p>Tagging Encode Total Size</text:p>
          </table:table-cell>
          <table:table-cell office:value-type="string">
            <text:p>Encode Playback CPU Time</text:p>
          </table:table-cell>
          <table:table-cell office:value-type="string">
            <text:p>Underlying File System</text:p>
          </table:table-cell>
          <table:table-cell/>
          <table:table-cell office:value-type="string">
            <text:p>Test Environment:</text:p>
          </table:table-cell>
          <table:table-cell table:number-columns-repeated="3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5m56.113s user 0m0.000s sys 0m0.028s</text:p>
          </table:table-cell>
          <table:table-cell office:value-type="float" office:value="36.04696673">
            <text:p>36.05</text:p>
          </table:table-cell>
          <table:table-cell office:value-type="float" office:value="18420">
            <text:p>18420</text:p>
          </table:table-cell>
          <table:table-cell office:value-type="string">
            <text:p>41m35.58s</text:p>
          </table:table-cell>
          <table:table-cell office:value-type="float" office:value="18552">
            <text:p>18552</text:p>
          </table:table-cell>
          <table:table-cell office:value-type="string">
            <text:p>1.07s</text:p>
          </table:table-cell>
          <table:table-cell office:value-type="string">
            <text:p>ext3</text:p>
          </table:table-cell>
          <table:table-cell/>
          <table:table-cell office:value-type="string">
            <text:p>Debian GNU/Linux 5.0</text:p>
          </table:table-cell>
          <table:table-cell table:number-columns-repeated="3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5m53.034s user 0m0.008s sys 0m0.036s</text:p>
          </table:table-cell>
          <table:table-cell office:value-type="float" office:value="11.23287671">
            <text:p>11.23</text:p>
          </table:table-cell>
          <table:table-cell office:value-type="float" office:value="5740">
            <text:p>5740</text:p>
          </table:table-cell>
          <table:table-cell office:value-type="string">
            <text:p>43m07.17s</text:p>
          </table:table-cell>
          <table:table-cell office:value-type="float" office:value="5844">
            <text:p>5844</text:p>
          </table:table-cell>
          <table:table-cell office:value-type="string">
            <text:p>.97s</text:p>
          </table:table-cell>
          <table:table-cell office:value-type="string">
            <text:p>ext3</text:p>
          </table:table-cell>
          <table:table-cell/>
          <table:table-cell office:value-type="string">
            <text:p>AMD Sempron 3100+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5m54.565s user 0m0.000s sys 0m0.020s</text:p>
          </table:table-cell>
          <table:table-cell office:value-type="float" office:value="8.273972603">
            <text:p>8.27</text:p>
          </table:table-cell>
          <table:table-cell office:value-type="float" office:value="4228">
            <text:p>4228</text:p>
          </table:table-cell>
          <table:table-cell office:value-type="string">
            <text:p>42m00.00s</text:p>
          </table:table-cell>
          <table:table-cell office:value-type="float" office:value="4348">
            <text:p>4348</text:p>
          </table:table-cell>
          <table:table-cell office:value-type="string">
            <text:p>1.39s</text:p>
          </table:table-cell>
          <table:table-cell office:value-type="string">
            <text:p>ext3</text:p>
          </table:table-cell>
          <table:table-cell/>
          <table:table-cell office:value-type="string">
            <text:p>DDR2 1gig</text:p>
          </table:table-cell>
          <table:table-cell table:number-columns-repeated="3"/>
        </table:table-row>
        <table:table-row table:style-name="ro1">
          <table:table-cell table:style-name="ce1" office:value-type="float" office:value="175000">
            <text:p>175000</text:p>
          </table:table-cell>
          <table:table-cell table:style-name="ce1" office:value-type="float" office:value="8000000">
            <text:p>8000000</text:p>
          </table:table-cell>
          <table:table-cell table:style-name="ce1" office:value-type="string">
            <text:p>Flac</text:p>
          </table:table-cell>
          <table:table-cell table:style-name="ce1" office:value-type="float" office:value="21042.03">
            <text:p>21042.03</text:p>
          </table:table-cell>
          <table:table-cell table:style-name="ce1" office:value-type="float" office:value="10752476">
            <text:p>10752476</text:p>
          </table:table-cell>
          <table:table-cell table:style-name="ce1" office:value-type="string">
            <text:p>real 5m54.411s user 0m0.004s sys 0m0.048s</text:p>
          </table:table-cell>
          <table:table-cell table:style-name="ce1" office:value-type="float" office:value="6.097847358">
            <text:p>6.1</text:p>
          </table:table-cell>
          <table:table-cell table:style-name="ce1" office:value-type="float" office:value="3116">
            <text:p>3116</text:p>
          </table:table-cell>
          <table:table-cell table:style-name="ce1" office:value-type="string">
            <text:p>43m75.46s</text:p>
          </table:table-cell>
          <table:table-cell table:style-name="ce1" office:value-type="float" office:value="3288">
            <text:p>3288</text:p>
          </table:table-cell>
          <table:table-cell table:style-name="ce1" office:value-type="string">
            <text:p>1.35s</text:p>
          </table:table-cell>
          <table:table-cell table:style-name="ce1"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6m21.040s user 0m0.004s sys 0m0.024s</text:p>
          </table:table-cell>
          <table:table-cell office:value-type="float" office:value="4.978473581">
            <text:p>4.98</text:p>
          </table:table-cell>
          <table:table-cell office:value-type="float" office:value="2544">
            <text:p>2544</text:p>
          </table:table-cell>
          <table:table-cell office:value-type="string">
            <text:p>44m22.52s</text:p>
          </table:table-cell>
          <table:table-cell office:value-type="float" office:value="2648">
            <text:p>2648</text:p>
          </table:table-cell>
          <table:table-cell office:value-type="string">
            <text:p>1.50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7m26.012s user 0m0.004s sys 0m0.016s</text:p>
          </table:table-cell>
          <table:table-cell office:value-type="float" office:value="4.422700587">
            <text:p>4.42</text:p>
          </table:table-cell>
          <table:table-cell office:value-type="float" office:value="2260">
            <text:p>2260</text:p>
          </table:table-cell>
          <table:table-cell office:value-type="string">
            <text:p>46m09.20s</text:p>
          </table:table-cell>
          <table:table-cell office:value-type="float" office:value="2272">
            <text:p>2272</text:p>
          </table:table-cell>
          <table:table-cell office:value-type="string">
            <text:p>1.97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00000">
            <text:p>8000000</text:p>
          </table:table-cell>
          <table:table-cell office:value-type="string">
            <text:p>Flac</text:p>
          </table:table-cell>
          <table:table-cell office:value-type="float" office:value="21042.0274">
            <text:p>21042.03</text:p>
          </table:table-cell>
          <table:table-cell office:value-type="float" office:value="10752476">
            <text:p>10752476</text:p>
          </table:table-cell>
          <table:table-cell office:value-type="string">
            <text:p>real 8m43.328s user 0m0.004s sys 0m0.024s</text:p>
          </table:table-cell>
          <table:table-cell office:value-type="float" office:value="4.352250489">
            <text:p>4.35</text:p>
          </table:table-cell>
          <table:table-cell office:value-type="float" office:value="2224">
            <text:p>2224</text:p>
          </table:table-cell>
          <table:table-cell office:value-type="string">
            <text:p>1h19m56.69s</text:p>
          </table:table-cell>
          <table:table-cell office:value-type="float" office:value="2224">
            <text:p>2224</text:p>
          </table:table-cell>
          <table:table-cell office:value-type="string">
            <text:p>21.93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Magic Number is 1/100 * file size = window size</text:p>
          </table:table-cell>
          <table:table-cell table:number-columns-repeated="3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29.742s user 0m0.000s sys 0m0.000s</text:p>
          </table:table-cell>
          <table:table-cell office:value-type="float" office:value="15.53684211">
            <text:p>15.54</text:p>
          </table:table-cell>
          <table:table-cell office:value-type="float" office:value="1476">
            <text:p>1476</text:p>
          </table:table-cell>
          <table:table-cell office:value-type="string">
            <text:p>3m02.51s</text:p>
          </table:table-cell>
          <table:table-cell office:value-type="float" office:value="1508">
            <text:p>1508</text:p>
          </table:table-cell>
          <table:table-cell office:value-type="string">
            <text:p>.38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64000">
            <text:p>64000</text:p>
          </table:table-cell>
          <table:table-cell table:style-name="ce2"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14.978s user 0m0.000s sys 0m0.004s</text:p>
          </table:table-cell>
          <table:table-cell office:value-type="float" office:value="5.810526316">
            <text:p>5.81</text:p>
          </table:table-cell>
          <table:table-cell office:value-type="float" office:value="552">
            <text:p>552</text:p>
          </table:table-cell>
          <table:table-cell office:value-type="string">
            <text:p>3m05.44s</text:p>
          </table:table-cell>
          <table:table-cell office:value-type="float" office:value="604">
            <text:p>604</text:p>
          </table:table-cell>
          <table:table-cell office:value-type="string">
            <text:p>.57s</text:p>
          </table:table-cell>
          <table:table-cell table:style-name="ce2" office:value-type="string">
            <text:p>ext3</text:p>
          </table:table-cell>
          <table:table-cell/>
          <table:table-cell office:value-type="string">
            <text:p>buffer size = window size</text:p>
          </table:table-cell>
          <table:table-cell table:number-columns-repeated="3"/>
        </table:table-row>
        <table:table-row table:style-name="ro1">
          <table:table-cell table:style-name="ce1" office:value-type="float" office:value="75000">
            <text:p>75000</text:p>
          </table:table-cell>
          <table:table-cell table:style-name="ce1" office:value-type="float" office:value="8000000">
            <text:p>8000000</text:p>
          </table:table-cell>
          <table:table-cell table:style-name="ce1" office:value-type="string">
            <text:p>MP3</text:p>
          </table:table-cell>
          <table:table-cell table:style-name="ce1" office:value-type="float" office:value="8574.189474">
            <text:p>8574.19</text:p>
          </table:table-cell>
          <table:table-cell table:style-name="ce1" office:value-type="float" office:value="814548">
            <text:p>814548</text:p>
          </table:table-cell>
          <table:table-cell table:style-name="ce1" office:value-type="string">
            <text:p>real 0m14.860s user 0m0.000s sys 0m0.012s</text:p>
          </table:table-cell>
          <table:table-cell table:style-name="ce1" office:value-type="float" office:value="5.178947368">
            <text:p>5.18</text:p>
          </table:table-cell>
          <table:table-cell table:style-name="ce1" office:value-type="float" office:value="492">
            <text:p>492</text:p>
          </table:table-cell>
          <table:table-cell table:style-name="ce1" office:value-type="string">
            <text:p>3m08.74s</text:p>
          </table:table-cell>
          <table:table-cell table:style-name="ce1" office:value-type="float" office:value="528">
            <text:p>528</text:p>
          </table:table-cell>
          <table:table-cell table:style-name="ce1" office:value-type="string">
            <text:p>.51s</text:p>
          </table:table-cell>
          <table:table-cell table:style-name="ce1"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15.391s user 0m0.004s sys 0m0.008s</text:p>
          </table:table-cell>
          <table:table-cell office:value-type="float" office:value="4.421052632">
            <text:p>4.42</text:p>
          </table:table-cell>
          <table:table-cell office:value-type="float" office:value="420">
            <text:p>420</text:p>
          </table:table-cell>
          <table:table-cell office:value-type="string">
            <text:p>2m49.78s</text:p>
          </table:table-cell>
          <table:table-cell office:value-type="float" office:value="428">
            <text:p>428</text:p>
          </table:table-cell>
          <table:table-cell office:value-type="string">
            <text:p>.60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15.771s user 0m0.000s sys 0m0.008s</text:p>
          </table:table-cell>
          <table:table-cell office:value-type="float" office:value="4.42">
            <text:p>4.42</text:p>
          </table:table-cell>
          <table:table-cell office:value-type="float" office:value="420">
            <text:p>420</text:p>
          </table:table-cell>
          <table:table-cell office:value-type="string">
            <text:p>3m11.85s</text:p>
          </table:table-cell>
          <table:table-cell office:value-type="float" office:value="420">
            <text:p>420</text:p>
          </table:table-cell>
          <table:table-cell office:value-type="string">
            <text:p>.56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15.862s user 0m0.008s sys 0m0.000s</text:p>
          </table:table-cell>
          <table:table-cell office:value-type="float" office:value="4.42">
            <text:p>4.42</text:p>
          </table:table-cell>
          <table:table-cell office:value-type="float" office:value="420">
            <text:p>420</text:p>
          </table:table-cell>
          <table:table-cell office:value-type="string">
            <text:p>3m22.09s</text:p>
          </table:table-cell>
          <table:table-cell office:value-type="float" office:value="420">
            <text:p>420</text:p>
          </table:table-cell>
          <table:table-cell office:value-type="string">
            <text:p>.99s</text:p>
          </table:table-cell>
          <table:table-cell office:value-type="string">
            <text:p>ext3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float" office:value="75000">
            <text:p>75000</text:p>
          </table:table-cell>
          <table:table-cell office:value-type="float" office:value="16384">
            <text:p>16384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office:value-type="string">
            <text:p>real 0m14.016s user 0m0.004s sys 0m0.008s</text:p>
          </table:table-cell>
          <table:table-cell table:number-columns-repeated="2"/>
          <table:table-cell office:value-type="string">
            <text:p>9m05.08s</text:p>
          </table:table-cell>
          <table:table-cell table:number-columns-repeated="2"/>
          <table:table-cell office:value-type="string">
            <text:p>ext3</text:p>
          </table:table-cell>
          <table:table-cell table:number-columns-repeated="5"/>
        </table:table-row>
        <table:table-row table:style-name="ro1">
          <table:table-cell table:style-name="ce2" office:value-type="float" office:value="75000">
            <text:p>75000</text:p>
          </table:table-cell>
          <table:table-cell office:value-type="float" office:value="75000">
            <text:p>75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table:number-columns-repeated="3"/>
          <table:table-cell office:value-type="string">
            <text:p>3m30.55s</text:p>
          </table:table-cell>
          <table:table-cell table:number-columns-repeated="2"/>
          <table:table-cell table:style-name="ce2" office:value-type="string">
            <text:p>ext3</text:p>
          </table:table-cell>
          <table:table-cell table:number-columns-repeated="5"/>
        </table:table-row>
        <table:table-row table:style-name="ro1">
          <table:table-cell table:style-name="ce2" office:value-type="float" office:value="75000">
            <text:p>75000</text:p>
          </table:table-cell>
          <table:table-cell office:value-type="float" office:value="500000">
            <text:p>500000</text:p>
          </table:table-cell>
          <table:table-cell table:style-name="ce2" office:value-type="string">
            <text:p>MP3</text:p>
          </table:table-cell>
          <table:table-cell table:style-name="ce2" office:value-type="float" office:value="8574.189474">
            <text:p>8574.19</text:p>
          </table:table-cell>
          <table:table-cell table:style-name="ce2" office:value-type="float" office:value="814548">
            <text:p>814548</text:p>
          </table:table-cell>
          <table:table-cell table:style-name="ce2" table:number-columns-repeated="3"/>
          <table:table-cell table:style-name="ce2" office:value-type="string">
            <text:p>3m15.96s</text:p>
          </table:table-cell>
          <table:table-cell table:style-name="ce2" table:number-columns-repeated="2"/>
          <table:table-cell table:style-name="ce2" office:value-type="string">
            <text:p>ext3</text:p>
          </table:table-cell>
          <table:table-cell table:number-columns-repeated="5"/>
        </table:table-row>
        <table:table-row table:style-name="ro1">
          <table:table-cell table:style-name="ce2" office:value-type="float" office:value="75000">
            <text:p>75000</text:p>
          </table:table-cell>
          <table:table-cell office:value-type="float" office:value="8000000">
            <text:p>8000000</text:p>
          </table:table-cell>
          <table:table-cell office:value-type="string">
            <text:p>MP3</text:p>
          </table:table-cell>
          <table:table-cell office:value-type="float" office:value="8574.189474">
            <text:p>8574.19</text:p>
          </table:table-cell>
          <table:table-cell office:value-type="float" office:value="814548">
            <text:p>814548</text:p>
          </table:table-cell>
          <table:table-cell table:number-columns-repeated="3"/>
          <table:table-cell table:style-name="ce2" office:value-type="string">
            <text:p>3m08.74s</text:p>
          </table:table-cell>
          <table:table-cell table:number-columns-repeated="2"/>
          <table:table-cell office:value-type="string">
            <text:p>ext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18:2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01:48:50</meta:creation-date>
    <dc:date>2009-06-03T18:21:49</dc:date>
    <meta:editing-duration>PT64H30M57S</meta:editing-duration>
    <meta:editing-cycles>107</meta:editing-cycles>
    <meta:generator>OpenOffice.org/3.0$Linux OpenOffice.org_project/300m15$Build-9379</meta:gener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